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3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3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-00-00</text:date>, <text:time style:data-style-name="N2" text:time-value="17:02:42.727180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0-24T17:34:30.898092726</dc:date>
    <meta:editing-duration>PT1H46M58S</meta:editing-duration>
    <meta:editing-cycles>27</meta:editing-cycles>
    <meta:generator>LibreOffice/4.2.8.2$Linux_X86_64 LibreOffice_project/420m0$Build-2</meta:generator>
    <meta:document-statistic meta:table-count="1" meta:cell-count="32" meta:object-count="0"/>
  </office:meta>
</office:document-meta>
</file>